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NGARANA CONSTRUCTORA Y CONSULTORI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203192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ZUBIALDE MUÑOZ, JAIRO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246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0 - Trans. Aer. Caja Gallinas Reproduct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9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29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